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TATE ACTION PAIR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X BY SOLVER</text:p>
          </table:table-cell>
          <table:table-cell table:style-name="ce2" office:value-type="float" office:value="1.40358720807911" calcext:value-type="float">
            <text:p>1.404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55954134231012" calcext:value-type="float">
            <text:p>0.156</text:p>
          </table:table-cell>
          <table:table-cell table:number-columns-repeated="7" table:style-name="ce2" office:value-type="float" office:value="0" calcext:value-type="float">
            <text:p>0.000</text:p>
          </table:table-cell>
          <table:table-cell table:style-name="ce2" office:value-type="float" office:value="1.38465179886387" calcext:value-type="float">
            <text:p>1.385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38701872501577" calcext:value-type="float">
            <text:p>1.387</text:p>
          </table:table-cell>
          <table:table-cell table:number-columns-repeated="10" table:style-name="ce2" office:value-type="float" office:value="0" calcext:value-type="float">
            <text:p>0.000</text:p>
          </table:table-cell>
          <table:table-cell table:style-name="ce2" office:value-type="float" office:value="0.15385019987376" calcext:value-type="float">
            <text:p>0.15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3"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11111111111111" calcext:value-type="float">
            <text:p>1.111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38888888888888" calcext:value-type="float">
            <text:p>0.139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999999999999996" calcext:value-type="float">
            <text:p>1.000</text:p>
          </table:table-cell>
          <table:table-cell table:style-name="ce2"/>
          <table:table-cell table:number-columns-repeated="97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8" office:value-type="float" office:value="-2.5" calcext:value-type="float">
            <text:p>-2.5</text:p>
          </table:table-cell>
          <table:table-cell office:value-type="float" office:value="-5" calcext:value-type="float">
            <text:p>-5</text:p>
          </table:table-cell>
          <table:table-cell table:number-columns-repeated="32" office:value-type="float" office:value="-2.5" calcext:value-type="float">
            <text:p>-2.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-2.5" calcext:value-type="float">
            <text:p>-2.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`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Z FUNCTION</text:p>
          </table:table-cell>
          <table:table-cell table:formula="of:=SUMPRODUCT([.$B$3:.$AV$3];[.B4:.AV4])" office:value-type="float" office:value="4.4123448348411" calcext:value-type="float">
            <text:p>4.412344834841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APLPHA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4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3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4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6:.AV16])" office:value-type="float" office:value="1" calcext:value-type="float">
            <text:p>1</text:p>
          </table:table-cell>
          <table:table-cell table:formula="of:=[.AX16]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7:.AV17])" office:value-type="float" office:value="1.66533453693773E-016" calcext:value-type="float">
            <text:p>1.66533453693773E-16</text:p>
          </table:table-cell>
          <table:table-cell table:formula="of:=[.AX1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8:.AV18])" office:value-type="float" office:value="0" calcext:value-type="float">
            <text:p>0</text:p>
          </table:table-cell>
          <table:table-cell table:formula="of:=[.AX18]" office:value-type="float" office:value="0" calcext:value-type="float">
            <text:p>0</text:p>
          </table:table-cell>
          <table:table-cell table:style-name="ce1"/>
          <table:table-cell/>
          <table:table-cell table:number-matrix-columns-spanned="1" table:number-matrix-rows-spanned="1" table:formula="of:=MMULT([.B4:.AV4];TRANSPOSE([.B3:.AV3]))" office:value-type="float" office:value="4.4123448348411" calcext:value-type="float">
            <text:p>4.4123448348411</text:p>
          </table:table-cell>
          <table:table-cell table:number-columns-repeated="1018"/>
        </table:table-row>
        <table:table-row table:style-name="ro2">
          <table:table-cell/>
          <table:table-cell table:style-name="ce1" table:formula="of:=SUMPRODUCT([.$B$3:.$AV$3];[.B19:.AV19])" office:value-type="float" office:value="0" calcext:value-type="float">
            <text:p>0</text:p>
          </table:table-cell>
          <table:table-cell table:formula="of:=[.AX1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0:.AV20])" office:value-type="float" office:value="-1.77635683940025E-015" calcext:value-type="float">
            <text:p>-1.77635683940025E-15</text:p>
          </table:table-cell>
          <table:table-cell table:formula="of:=[.AX20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1:.AV21])" office:value-type="float" office:value="-1.80411241501588E-016" calcext:value-type="float">
            <text:p>-1.80411241501588E-16</text:p>
          </table:table-cell>
          <table:table-cell table:formula="of:=[.AX21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2:.AV22])" office:value-type="float" office:value="0" calcext:value-type="float">
            <text:p>0</text:p>
          </table:table-cell>
          <table:table-cell table:formula="of:=[.AX22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3:.AV23])" office:value-type="float" office:value="-2.63677968348475E-015" calcext:value-type="float">
            <text:p>-2.63677968348475E-15</text:p>
          </table:table-cell>
          <table:table-cell table:formula="of:=[.AX23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4:.AV24])" office:value-type="float" office:value="4.44089209850063E-016" calcext:value-type="float">
            <text:p>4.44089209850063E-16</text:p>
          </table:table-cell>
          <table:table-cell table:formula="of:=[.AX24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5:.AV25])" office:value-type="float" office:value="3.48679418671338E-016" calcext:value-type="float">
            <text:p>3.48679418671338E-16</text:p>
          </table:table-cell>
          <table:table-cell table:formula="of:=[.AX25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6:.AV26])" office:value-type="float" office:value="-2.22044604925031E-016" calcext:value-type="float">
            <text:p>-2.22044604925031E-16</text:p>
          </table:table-cell>
          <table:table-cell table:formula="of:=[.AX26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7:.AV27])" office:value-type="float" office:value="0" calcext:value-type="float">
            <text:p>0</text:p>
          </table:table-cell>
          <table:table-cell table:formula="of:=[.AX2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8:.AV28])" office:value-type="float" office:value="-2.77555756156289E-017" calcext:value-type="float">
            <text:p>-2.77555756156289E-17</text:p>
          </table:table-cell>
          <table:table-cell table:formula="of:=[.AX2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9:.AV29])" office:value-type="float" office:value="-1.11022302462516E-016" calcext:value-type="float">
            <text:p>-1.11022302462516E-16</text:p>
          </table:table-cell>
          <table:table-cell table:formula="of:=[.AX2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 table:number-rows-repeated="27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928">
          <table:table-cell table:number-columns-repeated="1024"/>
        </table:table-row>
        <table:table-row table:style-name="ro4">
          <table:table-cell table:style-name="ce1" office:value-type="string" calcext:value-type="string">
            <text:p>S2</text:p>
          </table:table-cell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2:29:42.343151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2:32:17.402318629</dc:date>
    <meta:editing-duration>PT1H32M47S</meta:editing-duration>
    <meta:editing-cycles>9</meta:editing-cycles>
    <meta:generator>LibreOffice/6.0.7.3$Linux_X86_64 LibreOffice_project/00m0$Build-3</meta:generator>
    <meta:document-statistic meta:table-count="1" meta:cell-count="926" meta:object-count="0"/>
  </office:meta>
</office:document-meta>
</file>